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adornments="Ligh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212121" presentation:display-footer="false" presentation:display-page-number="tru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5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738cm" fo:min-width="0cm"/>
      <style:paragraph-properties style:writing-mode="lr-tb"/>
    </style:style>
    <style:style style:name="gr4" style:family="graphic" style:parent-style-name="standard">
      <style:graphic-properties svg:stroke-width="0cm" draw:marker-start-width="0.2cm" draw:marker-end-width="0.2cm" svg:stroke-opacity="0%" draw:fill="solid" draw:fill-color="#ffffff" draw:textarea-horizontal-align="justify" draw:textarea-vertical-align="middle" draw:auto-grow-height="false" fo:min-height="1.55cm" fo:min-width="1.3cm" fo:padding-top="0.125cm" fo:padding-bottom="0.125cm" fo:padding-left="0.25cm" fo:padding-right="0.25cm"/>
    </style:style>
    <style:style style:name="pr1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Alizarin0-title">
      <style:graphic-properties fo:min-height="2.25cm"/>
      <style:paragraph-properties style:writing-mode="lr-tb"/>
    </style:style>
    <style:style style:name="pr3" style:family="presentation" style:parent-style-name="Alizarin0-subtitle">
      <style:graphic-properties draw:fill-color="#ffffff" fo:min-height="6.75cm"/>
      <style:paragraph-properties style:writing-mode="lr-tb"/>
    </style:style>
    <style:style style:name="pr4" style:family="presentation" style:parent-style-name="Alizarin0-notes">
      <style:graphic-properties draw:fill-color="#ffffff" fo:min-height="13.364cm"/>
      <style:paragraph-properties style:writing-mode="lr-tb"/>
    </style:style>
    <style:style style:name="pr5" style:family="presentation" style:parent-style-name="Alizarin-title">
      <style:graphic-properties fo:min-height="2.25cm"/>
      <style:paragraph-properties style:writing-mode="lr-tb"/>
    </style:style>
    <style:style style:name="pr6" style:family="presentation" style:parent-style-name="Alizarin-outline1">
      <style:graphic-properties fo:min-height="12.75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outline1" style:list-style-name="L4">
      <style:graphic-properties fo:min-height="12.75cm"/>
      <style:paragraph-properties style:writing-mode="lr-tb"/>
    </style:style>
    <style:style style:name="pr9" style:family="presentation" style:parent-style-name="Alizarin-notes">
      <style:graphic-properties draw:fill-color="#ffffff" fo:min-height="13.364cm"/>
      <style:paragraph-properties style:writing-mode="lr-tb"/>
    </style:style>
    <style:style style:name="pr10" style:family="presentation" style:parent-style-name="Alizarin-outline1" style:list-style-name="L4">
      <style:graphic-properties fo:min-height="12.75cm"/>
      <style:paragraph-properties style:writing-mode="lr-tb"/>
    </style:style>
    <style:style style:name="pr11" style:family="presentation" style:parent-style-name="Alizarin-outline1" style:list-style-name="L4">
      <style:graphic-properties fo:min-height="12.75cm"/>
      <style:paragraph-properties style:writing-mode="lr-tb"/>
    </style:style>
    <style:style style:name="P1" style:family="paragraph">
      <style:text-properties fo:color="#ffffff" fo:font-size="256pt" fo:language="en" fo:country="NZ" style:font-size-asian="256pt" style:font-size-complex="256pt"/>
    </style:style>
    <style:style style:name="P2" style:family="paragraph">
      <loext:graphic-properties draw:fill="none" draw:fill-color="#ffffff"/>
      <style:text-properties fo:color="#ffffff" fo:font-size="256pt" fo:language="en" fo:country="NZ" style:font-size-asian="256pt" style:font-size-complex="256pt"/>
    </style:style>
    <style:style style:name="P3" style:family="paragraph">
      <loext:graphic-properties draw:fill-color="#ffffff"/>
      <style:text-properties fo:font-size="20pt" fo:language="en" fo:country="NZ"/>
    </style:style>
    <style:style style:name="P4" style:family="paragraph">
      <style:text-properties fo:language="en" fo:country="NZ"/>
    </style:style>
    <style:style style:name="P5" style:family="paragraph">
      <style:text-properties style:font-name="Ubuntu" fo:language="en" fo:country="NZ"/>
    </style:style>
    <style:style style:name="P6" style:family="paragraph">
      <loext:graphic-properties draw:fill-color="#ffffff"/>
      <style:text-properties style:font-name="Ubuntu" fo:language="en" fo:country="NZ"/>
    </style:style>
    <style:style style:name="P7" style:family="paragraph">
      <loext:graphic-properties draw:fill-color="#ffffff"/>
      <style:text-properties fo:language="en" fo:country="NZ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end"/>
    </style:style>
    <style:style style:name="P10" style:family="paragraph">
      <style:paragraph-properties fo:text-align="star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-color="#ffffff"/>
    </style:style>
    <style:style style:name="P14" style:family="paragraph">
      <loext:graphic-properties draw:fill="solid" draw:fill-color="#ffffff"/>
      <style:paragraph-properties fo:text-align="center"/>
    </style:style>
    <style:style style:name="T1" style:family="text">
      <style:text-properties fo:color="#ffffff" fo:font-size="256pt" style:font-size-asian="256pt" style:font-size-complex="256pt"/>
    </style:style>
    <style:style style:name="T2" style:family="text">
      <style:text-properties style:font-name="Ubuntu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style="italic" style:font-size-asian="24pt" style:font-style-asian="italic" style:font-size-complex="24pt" style:font-style-complex="italic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use-date-time-name="dtd1">
        <office:forms form:automatic-focus="false" form:apply-design-mode="false"/>
        <draw:frame draw:style-name="gr1" draw:text-style-name="P2" draw:layer="layout" svg:width="18.8cm" svg:height="10.762cm" svg:x="4.6cm" svg:y="4.638cm">
          <draw:text-box>
            <text:p text:style-name="P1"><text:span text:style-name="T1">津波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0" presentation:presentation-page-layout-name="AL1T0" presentation:use-date-time-name="dtd1">
        <office:forms form:automatic-focus="false" form:apply-design-mode="false"/>
        <draw:frame presentation:style-name="pr2" draw:text-style-name="P4" draw:layer="layout" svg:width="26cm" svg:height="2.5cm" svg:x="1cm" svg:y="9.25cm" presentation:class="title">
          <draw:text-box>
            <text:p text:style-name="P4">Tsunami-frühwarnsysteme –<text:line-break/>Probleme und Chancen</text:p>
          </draw:text-box>
        </draw:frame>
        <draw:frame presentation:style-name="pr3" draw:text-style-name="P6" draw:layer="layout" svg:width="25.5cm" svg:height="7cm" svg:x="1.5cm" svg:y="13cm" presentation:class="subtitle">
          <draw:text-box>
            <text:p text:style-name="P5"><text:span text:style-name="T2">Kaygisiz, Kaan Q11 – Kurs: 1geo1</text:span></text:p>
          </draw:text-box>
        </draw:frame>
        <presentation:notes draw:style-name="dp4">
          <draw:page-thumbnail draw:style-name="gr2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6cm" svg:height="2.5cm" svg:x="1cm" svg:y="1cm" presentation:class="title" presentation:user-transformed="true">
          <draw:text-box>
            <text:p text:style-name="P4">Gliederung</text:p>
          </draw:text-box>
        </draw:frame>
        <draw:frame presentation:style-name="pr6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· Was sind tsunami?</text:p>
                <text:list>
                  <text:list-item>
                    <text:p text:style-name="P4">· Wie entstehen sie?</text:p>
                  </text:list-item>
                  <text:list-item>
                    <text:p text:style-name="P4">· Wie kann man sie erkennen?</text:p>
                  </text:list-item>
                  <text:list-item>
                    <text:p text:style-name="P4">· Was kann man tun um sich davor zu schützen?</text:p>
                  </text:list-item>
                </text:list>
              </text:list-item>
              <text:list-item>
                <text:p text:style-name="P4">· Warnsysteme</text:p>
                <text:list>
                  <text:list-item>
                    <text:p text:style-name="P4">· Erster Ansatz: Siehst’e Welle, schlägst’e Alarm</text:p>
                  </text:list-item>
                  <text:list-item>
                    <text:p text:style-name="P4">· Zweiter Ansatz: tsunamis durch Sensoren erkennen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4.848cm" svg:height="11.136cm" svg:x="3.075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Alizarin0" presentation:presentation-page-layout-name="AL3T19" presentation:use-date-time-name="dtd1">
        <office:forms form:automatic-focus="false" form:apply-design-mode="false"/>
        <draw:frame presentation:style-name="pr2" draw:text-style-name="P4" draw:layer="layout" svg:width="26cm" svg:height="2.5cm" svg:x="1cm" svg:y="9.25cm" presentation:class="title" presentation:user-transformed="true">
          <draw:text-box>
            <text:p text:style-name="P4">Was sind Tsunami?<text:line-break/>何それ、美味しいの？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6cm" svg:height="2.5cm" svg:x="1cm" svg:y="1cm" presentation:class="title" presentation:user-transformed="true">
          <draw:text-box>
            <text:p text:style-name="P4">Was sind津波？</text:p>
          </draw:text-box>
        </draw:frame>
        <draw:frame presentation:style-name="pr8" draw:text-style-name="P4" draw:layer="layout" svg:width="25.5cm" svg:height="13cm" svg:x="1cm" svg:y="5.5cm" presentation:class="outline">
          <draw:text-box>
            <text:list text:style-name="L4">
              <text:list-item>
                <text:p text:style-name="P4"><text:span text:style-name="T3">Von Jap. </text:span><text:span text:style-name="T3">津</text:span><text:span text:style-name="T3">(=Hafen, </text:span><text:span text:style-name="T3">‘tsu’) und </text:span><text:span text:style-name="T3">波</text:span><text:span text:style-name="T3">(=Welle, </text:span><text:span text:style-name="T3">‘nami’)</text:span></text:p>
              </text:list-item>
              <text:list-item>
                <text:p text:style-name="P4"><text:span text:style-name="T4">Riesige Wellen, die </text:span><text:span text:style-name="T4">besonders in Gegenden </text:span><text:span text:style-name="T4">mit flachen Gewässern </text:span><text:span text:style-name="T4">großen Schaden </text:span><text:span text:style-name="T4">anrichten</text:span></text:p>
              </text:list-item>
              <text:list-item>
                <text:p text:style-name="P4"><text:span text:style-name="T3">Können so schnell </text:span><text:span text:style-name="T3">werden wie </text:span><text:span text:style-name="T3">Düsenflugzeuge <text:s text:c="3"/>(ca. </text:span><text:span text:style-name="T3">800 kph|270 kn)</text:span></text:p>
              </text:list-item>
              <text:list-item>
                <text:p text:style-name="P4"><text:span text:style-name="T3">Je tiefer das Wasser, </text:span><text:span text:style-name="T3">desto schneller und </text:span><text:span text:style-name="T3">flacher</text:span></text:p>
              </text:list-item>
              <text:list-item>
                <text:p text:style-name="P4"><text:span text:style-name="T3">Können bis zu ca. 30 m </text:span><text:span text:style-name="T3">groß werden (meist ~10 </text:span><text:span text:style-name="T3">m) </text:span></text:p>
                <text:p text:style-name="P4"><text:span text:style-name="T3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6cm" svg:height="2.5cm" svg:x="1cm" svg:y="1cm" presentation:class="title" presentation:user-transformed="true">
          <draw:text-box>
            <text:p text:style-name="P4">Wie entstehen Tsunami?</text:p>
          </draw:text-box>
        </draw:frame>
        <draw:frame presentation:style-name="pr10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4">Meist durch Hebung|Senkung des Meeresbodens</text:p>
              </text:list-item>
              <text:list-item>
                <text:p text:style-name="P4">Einschlag eines großen Projektils im Ozean </text:p>
              </text:list-item>
              <text:list-item>
                <text:p text:style-name="P4">Erdrutsch am Meeresgrund</text:p>
                <text:p text:style-name="P4"/>
                <text:p text:style-name="P4"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6cm" svg:height="2.5cm" svg:x="1cm" svg:y="1cm" presentation:class="title">
          <draw:text-box>
            <text:p text:style-name="P4">Spezialfall: Meteotsunami</text:p>
          </draw:text-box>
        </draw:frame>
        <draw:frame presentation:style-name="pr11" draw:text-style-name="P4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4">Verursacht durch Störungen im Luftdruck</text:p>
              </text:list-item>
              <text:list-item>
                <text:p text:style-name="P4">Verbunden mit Wind/Wettersystemen </text:p>
              </text:list-item>
              <text:list-item>
                <text:p text:style-name="P4">Faktoren:</text:p>
                <text:list>
                  <text:list-item>
                    <text:p text:style-name="P4">Intensität </text:p>
                  </text:list-item>
                  <text:list-item>
                    <text:p text:style-name="P4">Richtung </text:p>
                  </text:list-item>
                  <text:list-item>
                    <text:p text:style-name="P4">Geschwindigkeit</text:p>
                  </text:list-item>
                </text:list>
              </text:list-item>
              <text:list-item>
                <text:p text:style-name="P4">Max. Geschwindigkeit ist abhängig vom System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6cm" svg:height="2.5cm" svg:x="1cm" svg:y="1cm" presentation:class="title">
          <draw:text-box>
            <text:p text:style-name="P4">Wie erkennt man einen Tsunami?</text:p>
          </draw:text-box>
        </draw:frame>
        <draw:frame presentation:style-name="pr6" draw:text-style-name="P4" draw:layer="layout" svg:width="25.5cm" svg:height="13cm" svg:x="1cm" svg:y="5.5cm" presentation:class="outline">
          <draw:text-box>
            <text:p text:style-name="P4">Kennzeichen eines Tsunami sind (u.a.):</text:p>
            <text:list text:style-name="L4">
              <text:list-item>
                <text:p text:style-name="P4">Große Erdbeben</text:p>
              </text:list-item>
              <text:list-item>
                <text:p text:style-name="P4">Sich schnell zurückziehendes Wasser</text:p>
              </text:list-item>
              <text:list-item>
                <text:p text:style-name="P4">Lautes Dröhnen (wie ein entgegenkommender Zug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Alizarin" presentation:presentation-page-layout-name="AL2T1" presentation:use-date-time-name="dtd1">
        <office:forms form:automatic-focus="false" form:apply-design-mode="false"/>
        <draw:frame presentation:style-name="pr5" draw:text-style-name="P4" draw:layer="layout" svg:width="26cm" svg:height="2.5cm" svg:x="1cm" svg:y="1cm" presentation:class="title">
          <draw:text-box>
            <text:p text:style-name="P4">Was tun?</text:p>
          </draw:text-box>
        </draw:frame>
        <draw:frame presentation:style-name="pr6" draw:text-style-name="P4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Tsunami kommt: </text:p>
              </text:list-header>
              <text:list-item>
                <text:p>Höheren Grund aufsuchen (HOCH!)</text:p>
              </text:list-item>
              <text:list-item>
                <text:p>Von Flüssen &amp; Bächern Fernhalten</text:p>
              </text:list-item>
              <text:list-item>
                <text:p>In Gebäuden auf die höchsten Geschösse</text:p>
                <text:p/>
                <text:p>Im Tsunami:</text:p>
              </text:list-item>
              <text:list-item>
                <text:p>Schwimmstütze</text:p>
              </text:list-item>
              <text:list-item>
                <text:p>Geröllschutz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Alizarin0" presentation:presentation-page-layout-name="AL2T1" presentation:use-date-time-name="dtd1">
        <office:forms form:automatic-focus="false" form:apply-design-mode="false"/>
        <draw:frame presentation:style-name="pr2" draw:layer="layout" svg:width="26cm" svg:height="2.5cm" svg:x="1cm" svg:y="9.25cm" presentation:class="title" presentation:user-transformed="true">
          <draw:text-box>
            <text:p>Tsunami-warnsystem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5" draw:master-page-name="Alizarin" presentation:presentation-page-layout-name="AL4T3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𝔸ℕ𝕊𝔸𝕋ℤ I:<text:line-break/>Siehs’te Welle – Schlägs’te Alarm</text:p>
          </draw:text-box>
        </draw:frame>
        <draw:frame presentation:style-name="pr6" draw:layer="layout" svg:width="12.443cm" svg:height="6.5cm" svg:x="1cm" svg:y="5.5cm" presentation:class="outline" presentation:user-transformed="true">
          <draw:text-box>
            <text:list text:style-name="L3">
              <text:list-item>
                <text:p>Vorteile</text:p>
              </text:list-item>
            </text:list>
            <text:list text:style-name="L4">
              <text:list-item>
                <text:p>Warnung der Bevölkerung </text:p>
              </text:list-item>
              <text:list-item>
                <text:p>Geringe Kosten</text:p>
              </text:list-item>
            </text:list>
          </draw:text-box>
        </draw:frame>
        <draw:frame presentation:style-name="pr6" draw:text-style-name="P9" draw:layer="layout" svg:width="12.443cm" svg:height="12.6cm" svg:x="14.066cm" svg:y="5.4cm" presentation:class="outline" presentation:user-transformed="true">
          <draw:text-box>
            <text:list text:style-name="L3">
              <text:list-item>
                <text:p text:style-name="P9">Nachteile</text:p>
              </text:list-item>
            </text:list>
            <text:list text:style-name="L4">
              <text:list-item>
                <text:p text:style-name="P10"><text:s/>Tsunami werden erst <text:s/>in flachen Gewässern groß</text:p>
                <text:p text:style-name="P10">-&gt; Alarm zu spät</text:p>
              </text:list-item>
              <text:list-item>
                <text:p text:style-name="P10">Eigene Sicherheit: </text:p>
                <text:p text:style-name="P10">Fragwürdig</text:p>
              </text:list-item>
            </text:list>
          </draw:text-box>
        </draw:frame>
        <draw:frame draw:style-name="gr3" draw:text-style-name="P12" draw:layer="layout" svg:width="13.17cm" svg:height="5.988cm" svg:x="0.896cm" svg:y="12.012cm">
          <draw:text-box>
            <text:p text:style-name="P11"><text:span text:style-name="T5">Umsetzung</text:span></text:p>
            <text:p text:style-name="P11"><text:span text:style-name="T5">- Jemanden an den Strand stellen</text:span></text:p>
            <text:p text:style-name="P11"><text:span text:style-name="T6"/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Alizarin" presentation:presentation-page-layout-name="AL4T3" presentation:use-date-time-name="dtd1">
        <office:forms form:automatic-focus="false" form:apply-design-mode="false"/>
        <draw:frame presentation:style-name="pr5" draw:layer="layout" svg:width="26cm" svg:height="2.5cm" svg:x="1cm" svg:y="1cm" presentation:class="title">
          <draw:text-box>
            <text:p>𝔸ℕ𝕊𝔸𝕋ℤ II:<text:line-break/>Technik</text:p>
          </draw:text-box>
        </draw:frame>
        <draw:frame presentation:style-name="pr6" draw:layer="layout" svg:width="12.443cm" svg:height="6.5cm" svg:x="1cm" svg:y="5.5cm" presentation:class="outline" presentation:user-transformed="true">
          <draw:text-box>
            <text:list text:style-name="L3">
              <text:list-item>
                <text:p>Vorteile</text:p>
              </text:list-item>
            </text:list>
            <text:list text:style-name="L4">
              <text:list-item>
                <text:p>Frühzeitige <text:s text:c="4"/>Warnung der Bevölkerung </text:p>
                <text:p>&gt; Weniger Tode</text:p>
              </text:list-item>
            </text:list>
          </draw:text-box>
        </draw:frame>
        <draw:frame presentation:style-name="pr6" draw:text-style-name="P9" draw:layer="layout" svg:width="12.443cm" svg:height="12.6cm" svg:x="14.066cm" svg:y="5.4cm" presentation:class="outline" presentation:user-transformed="true">
          <draw:text-box>
            <text:list text:style-name="L3">
              <text:list-item>
                <text:p text:style-name="P9">Nachteile</text:p>
              </text:list-item>
            </text:list>
            <text:list text:style-name="L4">
              <text:list-item>
                <text:p text:style-name="P10">Tsunami haben einen Komplexen Entstehungsprozess</text:p>
              </text:list-item>
              <text:list-item>
                <text:p text:style-name="P10">Je größer der Abgedeckte Bereich, desto mehr Sensoren benötigt</text:p>
              </text:list-item>
              <text:list-item>
                <text:p text:style-name="P10">Hohe Installations und Betriebskosten</text:p>
              </text:list-item>
            </text:list>
          </draw:text-box>
        </draw:frame>
        <draw:frame draw:style-name="gr3" draw:text-style-name="P12" draw:layer="layout" svg:width="13.17cm" svg:height="6.985cm" svg:x="0.896cm" svg:y="12.012cm">
          <draw:text-box>
            <text:p text:style-name="P11"><text:span text:style-name="T5">Umsetzung</text:span></text:p>
            <text:p text:style-name="P11"><text:span text:style-name="T7">- Drucksensoren erfassen Seebeben</text:span></text:p>
            <text:p text:style-name="P11"><text:span text:style-name="T7">&gt; Weiterleitung an Warnzentrale </text:span></text:p>
            <text:p text:style-name="P11"><text:span text:style-name="T7">&gt; Alarm </text:span></text:p>
            <text:p text:style-name="P11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9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Alizarin0" presentation:presentation-page-layout-name="AL1T0" presentation:use-date-time-name="dtd1">
        <office:forms form:automatic-focus="false" form:apply-design-mode="false"/>
        <draw:frame presentation:style-name="pr2" draw:layer="layout" svg:width="26cm" svg:height="2.5cm" svg:x="1cm" svg:y="9.25cm" presentation:class="title" presentation:user-transformed="true">
          <draw:text-box>
            <text:p>𝔻𝔸ℕ𝕂𝔼 𝔽𝕌̈ℝ 𝔼𝕌ℝ𝔼 𝔸𝕌𝔽𝕄𝔼ℝ𝕂𝕊𝔸𝕄𝕂𝔼𝕀𝕋<text:line-break/>見てくれてありがとう！</text:p>
          </draw:text-box>
        </draw:frame>
        <draw:custom-shape draw:style-name="gr4" draw:text-style-name="P14" draw:layer="layout" svg:width="1.8cm" svg:height="1.8cm" svg:x="0.8cm" svg:y="18.6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adornments="Light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9T19:36:15.275572575</meta:creation-date>
    <meta:editing-duration>PT49M50S</meta:editing-duration>
    <meta:editing-cycles>5</meta:editing-cycles>
    <meta:generator>LibreOffice/6.4.7.2$Linux_X86_64 LibreOffice_project/40$Build-2</meta:generator>
    <dc:title>Alizarin</dc:title>
    <dc:date>2022-05-19T21:13:13.938672694</dc:date>
    <meta:document-statistic meta:object-count="90"/>
  </office:meta>
</office:document-meta>
</file>